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9.60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6">
            <text:p>Segundo análisis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table:number-columns-repeated="2" table:style-name="ce4"/>
          <table:table-cell table:style-name="ce1"/>
          <table:table-cell office:value-type="string" table:style-name="ce1">
            <text:p>Interval(ms)</text:p>
          </table:table-cell>
          <table:table-cell office:value-type="float" office:value="55.370885650473809" table:formula="of:=MAX(0; [.B3]-[.B16])" table:style-name="ce1">
            <text:p>55,37088565</text:p>
          </table:table-cell>
          <table:table-cell office:value-type="float" office:value="103.42043140309761" table:formula="of:=[.B3] + [.B16]" table:style-name="ce1">
            <text:p>103,420431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79.395658526785709" table:style-name="ce4">
            <text:p>79,39565853</text:p>
          </table:table-cell>
          <table:table-cell table:style-name="ce1"/>
          <table:table-cell office:value-type="string" table:style-name="ce1">
            <text:p>Interval(s)</text:p>
          </table:table-cell>
          <table:table-cell office:value-type="float" office:value="5.5370885650473808E-2" table:formula="of:=[.E2]/1000" table:style-name="ce1">
            <text:p>0,055370886</text:p>
          </table:table-cell>
          <table:table-cell office:value-type="float" office:value="0.1034204314030976" table:formula="of:=[.F2]/1000" table:style-name="ce1">
            <text:p>0,10342043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rror típico</text:p>
          </table:table-cell>
          <table:table-cell office:value-type="float" office:value="12.124129954509419" table:style-name="ce4">
            <text:p>12,124129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ediana</text:p>
          </table:table-cell>
          <table:table-cell office:value-type="float" office:value="27.933582999999999" table:style-name="ce4">
            <text:p>27,9335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oda</text:p>
          </table:table-cell>
          <table:table-cell office:value-type="error" office:string-value="#N/A" table:formula="of:=#N/A" table:style-name="ce4">
            <text:p>#N/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esviación estándar</text:p>
          </table:table-cell>
          <table:table-cell office:value-type="float" office:value="128.3097308906431" table:style-name="ce4">
            <text:p>128,30973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Varianza de la muestra</text:p>
          </table:table-cell>
          <table:table-cell office:value-type="float" office:value="16463.387041229249" table:style-name="ce4">
            <text:p>16463,387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urtosis</text:p>
          </table:table-cell>
          <table:table-cell office:value-type="float" office:value="5.7787009249146575" table:style-name="ce4">
            <text:p>5,7787009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eficiente de asimetría</text:p>
          </table:table-cell>
          <table:table-cell office:value-type="float" office:value="2.5224391595084281" table:style-name="ce4">
            <text:p>2,522439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ango</text:p>
          </table:table-cell>
          <table:table-cell office:value-type="float" office:value="629.981583" table:style-name="ce4">
            <text:p>629,9815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ínimo</text:p>
          </table:table-cell>
          <table:table-cell office:value-type="float" office:value="4.1810840000000002" table:style-name="ce4">
            <text:p>4,1810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áximo</text:p>
          </table:table-cell>
          <table:table-cell office:value-type="float" office:value="634.16266700000006" table:style-name="ce4">
            <text:p>634,1626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uma</text:p>
          </table:table-cell>
          <table:table-cell office:value-type="float" office:value="8892.3137549999992" table:style-name="ce4">
            <text:p>8892,3137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uenta</text:p>
          </table:table-cell>
          <table:table-cell office:value-type="float" office:value="112" table:style-name="ce4">
            <text:p>1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ivel de confianza(95,0%)</text:p>
          </table:table-cell>
          <table:table-cell office:value-type="float" office:value="24.024772876311896" table:style-name="ce5">
            <text:p>24,02477288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ester-performance-clean-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3" table:number-columns-repeated="16380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3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34.16266700000006" table:style-name="ce3">
            <text:p>634,162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2.722625000000001" table:style-name="ce3">
            <text:p>62,722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26.85062499999998" table:style-name="ce3">
            <text:p>326,850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874625" table:style-name="ce3">
            <text:p>7,874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9.856040999999998" table:style-name="ce3">
            <text:p>39,8560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7.2633749999999999" table:style-name="ce3">
            <text:p>7,2633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3.119666000000002" table:style-name="ce3">
            <text:p>63,1196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7.555416999999998" table:style-name="ce3">
            <text:p>17,555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14.184417" table:style-name="ce3">
            <text:p>14,184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9430420000000002" table:style-name="ce3">
            <text:p>5,943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22.608542" table:style-name="ce3">
            <text:p>22,608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6396249999999997" table:style-name="ce3">
            <text:p>6,639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0470829999999998" table:style-name="ce3">
            <text:p>5,047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48.90591699999999" table:style-name="ce3">
            <text:p>348,905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47.22204199999999" table:style-name="ce3">
            <text:p>347,222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97.86762499999998" table:style-name="ce3">
            <text:p>497,867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8.105625000000003" table:style-name="ce3">
            <text:p>48,105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88.34241700000001" table:style-name="ce3">
            <text:p>188,342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52.119" table:style-name="ce3">
            <text:p>52,1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52.607083000000003" table:style-name="ce3">
            <text:p>52,607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6.287666999999999" table:style-name="ce3">
            <text:p>46,287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4.582500000000003" table:style-name="ce3">
            <text:p>44,58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42.58758399999999" table:style-name="ce3">
            <text:p>142,5875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77.699792000000002" table:style-name="ce3">
            <text:p>77,6997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61.697916999999997" table:style-name="ce3">
            <text:p>61,697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9.02825" table:style-name="ce3">
            <text:p>39,028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2.834541000000002" table:style-name="ce3">
            <text:p>32,8345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56.96337499999998" table:style-name="ce3">
            <text:p>256,9633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7.559540999999999" table:style-name="ce3">
            <text:p>17,5595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4.478750000000002" table:style-name="ce3">
            <text:p>24,478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53.078625000000002" table:style-name="ce3">
            <text:p>53,078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40.32162499999998" table:style-name="ce3">
            <text:p>340,321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27.494458000000002" table:style-name="ce3">
            <text:p>27,4944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1.297457999999999" table:style-name="ce3">
            <text:p>21,2974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3.684125000000002" table:style-name="ce3">
            <text:p>23,6841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1.422042000000001" table:style-name="ce3">
            <text:p>21,422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22.412832999999999" table:style-name="ce3">
            <text:p>22,412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2.149042000000001" table:style-name="ce3">
            <text:p>42,149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25.324542000000001" table:style-name="ce3">
            <text:p>25,324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9.475667000000001" table:style-name="ce3">
            <text:p>29,475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28.372707999999999" table:style-name="ce3">
            <text:p>28,3727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24.032209000000002" table:style-name="ce3">
            <text:p>24,0322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364.011459" table:style-name="ce3">
            <text:p>364,0114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470.12954200000001" table:style-name="ce3">
            <text:p>470,129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61.842958000000003" table:style-name="ce3">
            <text:p>61,8429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82.809541999999993" table:style-name="ce3">
            <text:p>82,809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69.727458999999996" table:style-name="ce3">
            <text:p>69,7274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40.350749999999998" table:style-name="ce3">
            <text:p>40,35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44.301833000000002" table:style-name="ce3">
            <text:p>44,301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60.983459000000003" table:style-name="ce3">
            <text:p>60,9834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478.82795900000002" table:style-name="ce3">
            <text:p>478,8279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33.070959000000002" table:style-name="ce3">
            <text:p>33,0709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48.757584000000001" table:style-name="ce3">
            <text:p>48,7575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8.591208000000002" table:style-name="ce3">
            <text:p>18,5912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500" table:style-name="ce1">
            <text:p>500</text:p>
          </table:table-cell>
          <table:table-cell office:value-type="float" office:value="30.980542" table:style-name="ce3">
            <text:p>30,980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500" table:style-name="ce1">
            <text:p>500</text:p>
          </table:table-cell>
          <table:table-cell office:value-type="float" office:value="536.155666" table:style-name="ce3">
            <text:p>536,1556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3.558875" table:style-name="ce3">
            <text:p>13,5588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59.830625" table:style-name="ce3">
            <text:p>259,830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8.917166000000002" table:style-name="ce3">
            <text:p>28,9171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8.708874999999999" table:style-name="ce3">
            <text:p>18,7088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3.971541999999999" table:style-name="ce3">
            <text:p>23,971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1.374541999999998" table:style-name="ce3">
            <text:p>41,374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8.986666999999997" table:style-name="ce3">
            <text:p>38,986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8.234082999999998" table:style-name="ce3">
            <text:p>48,2340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95.664292000000003" table:style-name="ce3">
            <text:p>95,6642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5.825291" table:style-name="ce3">
            <text:p>35,8252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23.75825" table:style-name="ce3">
            <text:p>223,758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0.035375" table:style-name="ce3">
            <text:p>10,0353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3.697417000000002" table:style-name="ce3">
            <text:p>23,697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6.178792000000001" table:style-name="ce3">
            <text:p>26,1787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18.475458" table:style-name="ce3">
            <text:p>18,4754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1.115041" table:style-name="ce3">
            <text:p>11,1150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2.644916000000002" table:style-name="ce3">
            <text:p>42,6449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17.871583000000001" table:style-name="ce3">
            <text:p>17,8715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4.677833" table:style-name="ce3">
            <text:p>24,677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5.547541000000002" table:style-name="ce3">
            <text:p>35,5475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0.673375" table:style-name="ce3">
            <text:p>20,6733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0.253084000000001" table:style-name="ce3">
            <text:p>30,2530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0.219542000000001" table:style-name="ce3">
            <text:p>20,219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0.537541999999998" table:style-name="ce3">
            <text:p>30,5375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3.362666000000001" table:style-name="ce3">
            <text:p>23,3626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4.103791999999999" table:style-name="ce3">
            <text:p>24,1037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1.24775" table:style-name="ce3">
            <text:p>31,247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6.932832999999999" table:style-name="ce3">
            <text:p>16,9328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1.0625" table:style-name="ce3">
            <text:p>21,0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9.653165999999999" table:style-name="ce3">
            <text:p>19,6531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24.609292" table:style-name="ce3">
            <text:p>24,6092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34.13579200000001" table:style-name="ce3">
            <text:p>234,1357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29.90325000000001" table:style-name="ce3">
            <text:p>129,903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0.101167" table:style-name="ce3">
            <text:p>20,1011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36.399000000000001" table:style-name="ce3">
            <text:p>36,3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349.31758300000001" table:style-name="ce3">
            <text:p>349,3175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23.093624999999999" table:style-name="ce3">
            <text:p>23,093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1.973666999999999" table:style-name="ce3">
            <text:p>21,973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5.891875000000001" table:style-name="ce3">
            <text:p>15,8918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4.435416999999999" table:style-name="ce3">
            <text:p>14,435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6.18075" table:style-name="ce3">
            <text:p>16,18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1.864750000000001" table:style-name="ce3">
            <text:p>11,864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7.602540999999999" table:style-name="ce3">
            <text:p>17,6025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70.516290999999995" table:style-name="ce3">
            <text:p>70,5162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3.274166999999998" table:style-name="ce3">
            <text:p>23,2741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0.095666999999999" table:style-name="ce3">
            <text:p>20,095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2.95" table:style-name="ce3">
            <text:p>12,9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4.638292" table:style-name="ce3">
            <text:p>14,6382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9.0544580000000003" table:style-name="ce3">
            <text:p>9,0544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6.212084000000001" table:style-name="ce3">
            <text:p>16,2120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7661670000000003" table:style-name="ce3">
            <text:p>5,7661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4.86125" table:style-name="ce3">
            <text:p>14,861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2607499999999998" table:style-name="ce3">
            <text:p>4,260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6.4162499999999998" table:style-name="ce3">
            <text:p>6,416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1810840000000002" table:style-name="ce3">
            <text:p>4,1810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1345419999999997" table:style-name="ce3">
            <text:p>5,134542</text:p>
          </table:table-cell>
          <table:table-cell table:number-columns-repeated="16380"/>
        </table:table-row>
        <table:table-row table:number-rows-repeated="1048463" table:style-name="ro1">
          <table:table-cell table:number-columns-repeated="16384"/>
        </table:table-row>
      </table:table>
      <table:database-ranges>
        <table:database-range table:target-range-address="tester-performance-clean-2.A1:tester-performance-clean-2.D11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4T15:30:11Z</meta:creation-date>
    <dc:date>2025-05-24T15:41:56Z</dc:date>
  </office:meta>
</office:document-meta>
</file>